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b673" officeooo:paragraph-rsid="001cb673"/>
    </style:style>
    <style:style style:name="P2" style:family="paragraph" style:parent-style-name="Standard">
      <style:paragraph-properties fo:text-align="justify" style:justify-single-word="false"/>
      <style:text-properties officeooo:rsid="001cb673" officeooo:paragraph-rsid="001d11b0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cb673" officeooo:paragraph-rsid="001cb67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11b0" officeooo:paragraph-rsid="001d11b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d11b0" officeooo:paragraph-rsid="001d11b0"/>
    </style:style>
    <style:style style:name="P6" style:family="paragraph" style:parent-style-name="Standard">
      <style:paragraph-properties fo:text-align="justify" style:justify-single-word="false"/>
      <style:text-properties officeooo:rsid="001e4148" officeooo:paragraph-rsid="001e4148"/>
    </style:style>
    <style:style style:name="P7" style:family="paragraph" style:parent-style-name="Standard">
      <style:paragraph-properties fo:text-align="justify" style:justify-single-word="false"/>
      <style:text-properties officeooo:rsid="001ff56c" officeooo:paragraph-rsid="001ff56c"/>
    </style:style>
    <style:style style:name="P8" style:family="paragraph" style:parent-style-name="Standard">
      <style:paragraph-properties fo:text-align="justify" style:justify-single-word="false"/>
      <style:text-properties officeooo:rsid="002027ad" officeooo:paragraph-rsid="002027ad"/>
    </style:style>
    <style:style style:name="P9" style:family="paragraph" style:parent-style-name="Standard">
      <style:paragraph-properties fo:text-align="justify" style:justify-single-word="false"/>
      <style:text-properties officeooo:rsid="002027ad" officeooo:paragraph-rsid="00211d47"/>
    </style:style>
    <style:style style:name="P10" style:family="paragraph" style:parent-style-name="Standard">
      <style:paragraph-properties fo:text-align="justify" style:justify-single-word="false"/>
      <style:text-properties officeooo:rsid="0023939b" officeooo:paragraph-rsid="0023939b"/>
    </style:style>
    <style:style style:name="P11" style:family="paragraph" style:parent-style-name="Standard">
      <style:paragraph-properties fo:text-align="justify" style:justify-single-word="false"/>
      <style:text-properties officeooo:rsid="00254ae9" officeooo:paragraph-rsid="00254ae9"/>
    </style:style>
    <style:style style:name="P12" style:family="paragraph" style:parent-style-name="Standard">
      <style:paragraph-properties fo:text-align="justify" style:justify-single-word="false" fo:break-before="page"/>
      <style:text-properties fo:font-weight="normal" officeooo:rsid="001cb673" officeooo:paragraph-rsid="001cb67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1b0" style:font-weight-asian="normal" style:font-weight-complex="normal"/>
    </style:style>
    <style:style style:name="T3" style:family="text">
      <style:text-properties officeooo:rsid="001e4148"/>
    </style:style>
    <style:style style:name="T4" style:family="text">
      <style:text-properties style:font-name="PT Sans" style:font-name-asian="PT Sans" style:font-name-complex="PT Sans"/>
    </style:style>
    <style:style style:name="T5" style:family="text">
      <style:text-properties style:font-name="PT Sans" officeooo:rsid="00211d47" style:font-name-asian="PT Sans" style:font-name-complex="PT Sans"/>
    </style:style>
    <style:style style:name="T6" style:family="text">
      <style:text-properties style:font-name="PT Sans" officeooo:rsid="0021e003" style:font-name-asian="PT Sans" style:font-name-complex="PT Sans"/>
    </style:style>
    <style:style style:name="T7" style:family="text">
      <style:text-properties style:font-name="PT Sans" officeooo:rsid="00254ae9" style:font-name-asian="PT Sans" style:font-name-complex="PT Sans"/>
    </style:style>
    <style:style style:name="T8" style:family="text">
      <style:text-properties style:font-name="PT Sans" style:font-name-asian="Tahoma" style:font-name-complex="Noto Sans Devanagari"/>
    </style:style>
    <style:style style:name="T9" style:family="text">
      <style:text-properties style:font-name="PT Sans" officeooo:rsid="002027ad" style:font-name-asian="Tahoma" style:font-name-complex="Noto Sans Devanaga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для Грязнова по телеграм боту</text:p>
      <text:p text:style-name="P12"><text:tab/>Цель и задачи работы</text:p>
      <text:p text:style-name="P3"><text:tab/>Целью <text:span text:style-name="T1">работы является создание телеграм</text:span><text:span text:style-name="T2">м</text:span><text:span text:style-name="T1"> бота для решения </text:span><text:span text:style-name="T2">игры «Water Sort Puzzle».</text:span></text:p>
      <text:p text:style-name="P4"><text:tab/>Задачи<text:span text:style-name="T1">, которые были выделены для достижения поставленной цели:</text:span></text:p>
      <text:p text:style-name="P4"><text:span text:style-name="T1"><text:tab/>1. Рассмотрение аналогичных решателей для данной игры и поиск недостатков;</text:span></text:p>
      <text:p text:style-name="P4"><text:span text:style-name="T1"><text:tab/>2. Выбор средств и библиотек для разработки;</text:span></text:p>
      <text:p text:style-name="P4"><text:span text:style-name="T1"><text:tab/>3. Определение функциональности собственного бота и разбиение проекта на модули;</text:span></text:p>
      <text:p text:style-name="P4"><text:span text:style-name="T1"><text:tab/>4. Разработка алгоритма для каждого модуля и их реализация;</text:span></text:p>
      <text:p text:style-name="P5"><text:span text:style-name="T1"><text:tab/>5. Отладка и тестирование работоспособности готового программного продукта.</text:span></text:p>
      <text:p text:style-name="P5"><text:tab/>Актуальность</text:p>
      <text:p text:style-name="P5"><text:tab/>Необходимость разработки подобного продукта возникла по причине того, что все найденные в сети Интернет решатели для подобной игры имели ряд недостатков, которые делали их использование неудобным, некомфортным или неинтуитвным, что вызывало трудности при их использовании и требовало большого количества времени на воссоздание уровня в игре.</text:p>
      <text:p text:style-name="P2"><text:tab/>1. Описание бота</text:p>
      <text:p text:style-name="P7"><text:tab/>1.1 Описание недостатков существующих решений</text:p>
      <text:p text:style-name="P5"><text:tab/>В сети существует ряд подобных проектов, которые в основном представляют из себя Web-ресурсы, которые помогают пользователю ввести свои параметры для уровня (последовательность цветов в колбах), а также <text:span text:style-name="T3">найти решение, в случае если оно есть.</text:span></text:p>
      <text:p text:style-name="P6">Но большая часть из них несет в себе ряд недостатков:</text:p>
      <text:p text:style-name="P6"><text:tab/>1. Необходимость вручную заполнять файл со списком цветов и колб, что не является интуитивно понятным способом ввода для большинства пользователей;</text:p>
      <text:p text:style-name="P6"><text:tab/>2. Большое количество операций, которые выполняет пользователь для того, чтобы воссоздать свой уровень, что сказывается на длительности воссоздания уровня и невозможности быстро решить задачу;</text:p>
      <text:p text:style-name="P6"><text:tab/>3. Необходимость создания новых цветов, если нужных нет в списке предложенных;</text:p>
      <text:p text:style-name="P6"><text:tab/>4. Невозможность точечного и быстрого исправления ошибок ввода (замена одного цвета в колбе может привести к необходимости либо перезаполнять всю колбу, либо сразу несколько колб);</text:p>
      <text:p text:style-name="P6"><text:tab/>5. Для одного из удачных аналогов есть проблема с распознаванием другой палитры цветов уровня, а также формы элементов внутри колб.</text:p>
      <text:p text:style-name="P6">Все описанные выше недостатки вызвали необходимость для создания собственного решателя, который был бы интуитивно понятен для большинства пользователей и не требовал бы долгого времени на воссоздание и решение уровня.</text:p>
      <text:p text:style-name="P7">В результате данных поисков была выбрана концепция, которая была наиболее удачно реализована в одном из аналогов, а именно <text:span text:style-name="T4">−</text:span><text:span text:style-name="T8"> создание бота, который мог бы распознавать уровень по скриншоту пользователя и осуществлять поиск решения для него.</text:span></text:p>
      <text:p text:style-name="P7"><text:span text:style-name="T8"><text:tab/>1.2. Выбор средств и библиотек для реализации проекта</text:span></text:p>
      <text:p text:style-name="P7"><text:span text:style-name="T8"><text:tab/>Для реализации проекта были выбраны следующие составляющие:</text:span></text:p>
      <text:p text:style-name="P7"><text:span text:style-name="T8"><text:tab/>- язык программирования: Python 3</text:span></text:p>
      <text:p text:style-name="P7"><text:span text:style-name="T8"><text:tab/>- среда разработки: VS Code</text:span></text:p>
      <text:p text:style-name="P7"><text:span text:style-name="T8"><text:tab/>- библиотека для написания бота: Aiogram</text:span></text:p>
      <text:p text:style-name="P7"><text:span text:style-name="T8"><text:tab/>- библиотека для распознавания уровней со скриншота: OpenCV</text:span></text:p>
      <text:p text:style-name="P7"><text:soft-page-break/><text:span text:style-name="T8"><text:tab/>Python 3 был выбран по личным предпочтениям, а также по причине того, что работа с библиотеками Aiogram и OpenCV хорошо описана для этого языка программирования, в том числе и в документации, и готовый код с использованием данных библиотек выглядит читабельнее, чем на C++.</text:span></text:p>
      <text:p text:style-name="P7"><text:span text:style-name="T8"><text:tab/>IDE VS Code была выбрана по причине легковестности и несложной настройки для использования в связке с Python 3.</text:span></text:p>
      <text:p text:style-name="P7"><text:span text:style-name="T8"><text:tab/>Библиотека Aiogram для взаимодействия с API Telegram и написания телеграмм бота была выбрана по причине своей популярности среди разработчиков, активной поддержки и доступно описанной документации.</text:span></text:p>
      <text:p text:style-name="P7"><text:span text:style-name="T8"><text:tab/>Библиотека машинного зрения OpenCV была выбрана по тем же причинам.</text:span></text:p>
      <text:p text:style-name="P7"><text:span text:style-name="T8"><text:tab/>1.3. </text:span><text:span text:style-name="T9">Как уже было описано выше, в качестве концепции для разработки собственного решателя была выбрана концепция телеграмм бота с возможностью распознавания содержимого колб со скриншота пользователя и поиска решения по распознанным цветам.</text:span></text:p>
      <text:p text:style-name="P8"><text:span text:style-name="T8"><text:tab/>Для реализации данного функционала было решено разбить проект на следующие модули:</text:span></text:p>
      <text:p text:style-name="P8"><text:span text:style-name="T8"><text:tab/>1. Модуль бота </text:span><text:span text:style-name="T4">−</text:span><text:span text:style-name="T8"> непосредственно реализация телеграмм бота и его взаимодействия с пользователем;</text:span></text:p>
      <text:p text:style-name="P8"><text:span text:style-name="T8"><text:tab/>2. Модуль распознавания содержимого колб </text:span><text:span text:style-name="T4">− этот модуль отвечает за все, что касается обработки скриншота отправленного пользователем для его преобразования и дальнейших манипуляций в ходе решения;</text:span></text:p>
      <text:p text:style-name="P8"><text:span text:style-name="T4"><text:tab/>3. Модуль решения уровня − в этом модуле происходит поиск решения для обработанных данных с изображения пользователя.</text:span></text:p>
      <text:p text:style-name="P8"><text:span text:style-name="T4"><text:tab/>Стркутура модуля бота представляет собой дерево файлов и каталогов, в которых реализована вся логика взаимодействия бота и пользователя.</text:span></text:p>
      <text:p text:style-name="P8"><text:span text:style-name="T4"><text:tab/>Этот модуль состоит из следующих составляющих:</text:span></text:p>
      <text:p text:style-name="P9"><text:span text:style-name="T4"><text:tab/>- </text:span><text:span text:style-name="T5">основной файл бота </text:span><text:span text:style-name="T4">− </text:span><text:span text:style-name="T5">файл в котором реализована инициализация и запуск бота, а также меню команд;</text:span></text:p>
      <text:p text:style-name="P9"><text:span text:style-name="T5"><text:tab/>- директория classes включает в себя файл с инициализацией классов, которые использовались при создании бота </text:span><text:span text:style-name="T6">(класс для логгирования и класс для хранения текущего состояния пользователя);</text:span></text:p>
      <text:p text:style-name="P9"><text:span text:style-name="T6"><text:tab/>- директория keyboards содержит в себе файл, в котором реализованы все клавиатуры, которые используются для взаимодействия с пользователем (в том числе и динамически генерируемые);</text:span></text:p>
      <text:p text:style-name="P9"><text:span text:style-name="T6"><text:tab/>- директория handlers содержит в себе набор файлов, в которых прописана основная логика взаимодействия с пользователем: нажатия кнопок, ввод текста или отправка скриншотов.</text:span></text:p>
      <text:p text:style-name="P10"><text:span text:style-name="T6"><text:tab/>М</text:span><text:span text:style-name="T4">одуль распознавания содержимого колб </text:span><text:span text:style-name="T7">представляет собой скрипт, в котором прописана основная логика для предобработки исходного изображения, выделения колб и цветов внутри них, сериализации распознанных объектов в JSON файл. В этом модуле помимо OpenCV используется библиотека для работы с JSON объектами и библиотека линейной алгебры numpy.</text:span></text:p>
      <text:p text:style-name="P11"><text:span text:style-name="T7"><text:tab/>В </text:span><text:span text:style-name="T4">модуле для решения уровня используется только библиотека для работы с JSON объектами и в качестве метода решения используется собственная реализация итеративного метода для обхода графов в глубину с использованием стека. Этот метод был выбран за относительную простоту реализации и достаточную скорость поиска решения. В </text:span><text:soft-page-break/><text:span text:style-name="T4">данной задаче было принято решение не использовать рекурсивный обход в качестве решения, поскольку для сложных игровых уровней глубина рекурсии превышала размер стека и решение не могло быть найдено, а также рекурсия даже на простых уровнях негативно сказывалась на скорости поиска решения (для некоторых уровней итерационный подход давал выигрыш по времени более чем в 5 раз). Подробнее алгоритм поиска решения будет описан ниже.</text:span></text:p>
      <text:p text:style-name="P1"><text:tab/>2. Алгоритм распознавания цветов</text:p>
      <text:p text:style-name="P1"><text:tab/>3. Алгоритм решения уровня</text:p>
      <text:p text:style-name="P1"><text:tab/>4. Алгоритм работы бота</text:p>
      <text:p text:style-name="P1"><text:tab/>Приложение (код и картинк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2T14:34:54.830199016</meta:creation-date>
    <dc:date>2024-04-22T16:27:08.627945139</dc:date>
    <meta:editing-duration>PT2M32S</meta:editing-duration>
    <meta:editing-cycles>1</meta:editing-cycles>
    <meta:document-statistic meta:table-count="0" meta:image-count="0" meta:object-count="0" meta:page-count="4" meta:paragraph-count="49" meta:word-count="851" meta:character-count="6144" meta:non-whitespace-character-count="5297"/>
    <meta:generator>LibreOffice/6.0.5.2$Linux_X86_64 LibreOffice_project/00m0$Build-2</meta:generator>
  </office:meta>
</office:document-meta>
</file>